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5" style:family="paragraph" style:parent-style-name="Text_20_body">
      <style:paragraph-properties style:writing-mode="lr-tb"/>
    </style:style>
    <style:style style:name="P6" style:family="paragraph" style:parent-style-name="Text_20_body">
      <style:paragraph-properties style:writing-mode="lr-tb"/>
      <style:text-properties style:font-name="Times New Roman" fo:font-size="12pt" fo:font-style="normal" style:font-size-asian="12pt" style:font-style-asian="normal" style:font-size-complex="12pt" style:font-style-complex="normal"/>
    </style:style>
    <style:style style:name="P7" style:family="paragraph" style:parent-style-name="Text_20_body" style:list-style-name="L1">
      <style:paragraph-properties style:writing-mode="lr-tb"/>
    </style:style>
    <style:style style:name="P8" style:family="paragraph" style:parent-style-name="Text_20_body" style:list-style-name="L1">
      <style:paragraph-properties style:writing-mode="lr-tb"/>
      <style:text-properties style:font-name="Times New Roman" fo:font-size="12pt" fo:font-style="normal" style:font-size-asian="12pt" style:font-style-asian="normal" style:font-size-complex="12pt" style:font-style-complex="normal"/>
    </style:style>
    <style:style style:name="P9" style:family="paragraph" style:parent-style-name="Text_20_body" style:list-style-name="L2">
      <style:paragraph-properties style:writing-mode="lr-tb"/>
      <style:text-properties style:font-name="Times New Roman" fo:font-size="12pt" fo:font-style="normal" style:font-size-asian="12pt" style:font-style-asian="normal" style:font-size-complex="12pt" style:font-style-complex="normal"/>
    </style:style>
    <style:style style:name="P10" style:family="paragraph" style:parent-style-name="Text_20_body" style:list-style-name="L2">
      <style:paragraph-properties style:writing-mode="lr-tb"/>
    </style:style>
    <style:style style:name="P11" style:family="paragraph" style:parent-style-name="Heading_20_1">
      <style:paragraph-properties fo:text-align="center" style:justify-single-word="false"/>
    </style:style>
    <style:style style:name="P12" style:family="paragraph" style:parent-style-name="Heading_20_1">
      <style:paragraph-properties fo:text-align="center" style:justify-single-word="false" style:writing-mode="lr-tb"/>
    </style:style>
    <style:style style:name="P13" style:family="paragraph" style:parent-style-name="Heading_20_1">
      <style:paragraph-properties fo:break-before="page"/>
    </style:style>
    <style:style style:name="P14" style:family="paragraph" style:parent-style-name="Heading_20_3">
      <style:paragraph-properties fo:break-before="page"/>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Courier New" fo:font-size="10.5pt" style:font-size-asian="10.5pt" style:font-size-complex="10.5pt"/>
    </style:style>
    <style:style style:name="T4" style:family="text">
      <style:text-properties style:font-name="Courier New" fo:font-size="10.5pt" fo:font-style="italic" style:font-size-asian="10.5pt" style:font-style-asian="italic" style:font-size-complex="10.5pt" style:font-style-complex="italic"/>
    </style:style>
    <style:style style:name="T5" style:family="text">
      <style:text-properties fo:font-variant="small-caps" style:font-name="Times New Roman"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P11" text:outline-level="1"/>
      <text:h text:style-name="P11" text:outline-level="1"/>
      <text:h text:style-name="P11" text:outline-level="1"/>
      <text:h text:style-name="P11" text:outline-level="1">GemFire Enterprise DataBrowser</text:h>
      <text:p text:style-name="P4">Release Notes</text:p>
      <text:p text:style-name="P1">Version 1.1.2</text:p>
      <text:p text:style-name="P1">March 2010</text:p>
      <text:p text:style-name="P1">Copyright 2009-2010 GemStone Systems, Inc.</text:p>
      <text:p text:style-name="P2"/>
      <text:p text:style-name="Text_20_body"/>
      <text:p text:style-name="P2">Send comments on this guide to docs@gemstone.com</text:p>
      <text:p text:style-name="Text_20_body"/>
      <text:h text:style-name="Heading_20_1" text:outline-level="1"/>
      <text:h text:style-name="P14" text:outline-level="3">INTELLECTUAL PROPERTY OWNERSHIP</text:h>
      <text:p text:style-name="Text_20_body">This documentation is furnished for informational use only and is subject to change without notice. GemStone Systems, Inc. assumes no responsibility or liability for any errors or inaccuracies that may appear in this documentation.</text:p>
      <text:p text:style-name="Text_20_body">This documentation, or any part of it, may not be reproduced, displayed, photocopied, transmitted, or otherwise copied in any form or by any means now known or later developed, such as electronic, optical, or mechanical means, without express written authorization from GemStone Systems, Inc.</text:p>
      <text:p text:style-name="Text_20_body">Warning: This computer program and its documentation are protected by copyright law and international treaties. Any unauthorized copying or distribution of this program, its documentation, or any portion of it, may result in severe civil and criminal penalties, and will be prosecuted under the maximum extent possible under the law.</text:p>
      <text:p text:style-name="Text_20_body">The software installed in accordance with this documentation is copyrighted and licensed by GemStone Systems, Inc. under separate license agreement. This software may only be used pursuant to the terms and conditions of such license agreement. Any other use may be a violation of law.</text:p>
      <text:p text:style-name="Text_20_body">Use, duplication, or disclosure by the Government is subject to restrictions set forth in the Commercial Software - Restricted Rights clause at 52.227-19 of the Federal Acquisitions Regulations (48 CFR 52.227-19) except that the government agency shall not have the right to disclose this software to support service contractors or their subcontractors without the prior written consent of GemStone Systems, Inc.</text:p>
      <text:p text:style-name="Text_20_body">This software is provided by GemStone Systems, Inc. and contributors “as is” and any expressed or implied warranties, including, but not limited to, the implied warranties of merchantability and fitness for a particular purpose are disclaimed. In no event shall GemStone Systems, Inc. or any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COPYRIGHTS</text:h>
      <text:p text:style-name="Text_20_body">This software product, its documentation, and its user interface Copyright © 1997-2010 GemStone Systems, Inc. All Rights Reserved by GemStone Systems Inc. </text:p>
      <text:p text:style-name="Text_20_body">Java Software technologies Copyright © 1994-2000 Sun Microsystems, Inc. All rights reserved.</text:p>
      <text:p text:style-name="Text_20_body">Trove Log4J Copyright © 1999 The Apache Software Foundation. All rights reserved. The Trove library is licensed under the Lesser GNU Public License, which is included with the distribution in a file called LICENSE.txt. PrimeFinder and HashFunctions classes in Trove © Copyright 1999 CERN - European Organization for Nuclear Research. </text:p>
      <text:p text:style-name="Text_20_body">JavaGroups copyright © 1999-2004 Free Software Foundation, Inc. </text:p>
      <text:p text:style-name="Text_20_body">GNU Trove copyright © 2001-2004 Eric D. Friedman. The PrimeFinder and HashFunctions classes in Trove are copyright © 1999 CERN - European Organization for Nuclear Research. Copyright © 1991, 1999 Free Software Foundation, Inc. 59 Temple Place, Suite 330, Boston, MA 02111-1307 USA </text:p>
      <text:p text:style-name="Text_20_body"><text:soft-page-break/>MX4J project (http://mx4j.sourceforge.net). Copyright © 2001-2004 by the MX4J contributors. All rights reserved.</text:p>
      <text:p text:style-name="Text_20_body">Commons Modeler Copyright © 2004 Commons Modeler. All rights reserved. </text:p>
      <text:p text:style-name="Text_20_body">JDBM Copyright © 2000 Cees de Groot. All Rights Reserved. Contributions are Copyright © 2000 by their associated contributors. </text:p>
      <text:p text:style-name="Text_20_body">Copyright (C) 2006, Hitachi, Ltd. All Rights Reserved.</text:p>
      <text:p text:style-name="Text_20_body">Copyright © 1994 Hewlett-Packard Company </text:p>
      <text:p text:style-name="Text_20_body">Copyright © 1996,97 Silicon Graphics Computer Systems, Inc. Copyright © 1997 Moscow Center for SPARC Technology. </text:p>
      <text:p text:style-name="Text_20_body">Copyright © 1998-2003 Daniel Veillard. All rights reserved.</text:p>
      <text:p text:style-name="Text_20_body">Jgroups © 2001, 2002 www.jgroups.org</text:p>
      <text:p text:style-name="Text_20_body">Antlr © 2005, Terence Parr. All rights reserved. </text:p>
      <text:h text:style-name="Heading_20_3" text:outline-level="3">PATENTS</text:h>
      <text:p text:style-name="Text_20_body">GemFire is protected by U.S. patent 6,360,219. Additional patents pending.</text:p>
      <text:h text:style-name="Heading_20_3" text:outline-level="3">TRADEMARKS</text:h>
      <text:p text:style-name="Text_20_body">GemStone, GemFire, GemFire Enterprise, and the GemStone logo are trademarks or registered trademarks of GemStone Systems, Inc. in the United States and other countries (trademark application pending for GemFire).</text:p>
      <text:p text:style-name="Text_20_body">UNIX is a registered trademark of The Open Group in the U. S. and other countries.</text:p>
      <text:p text:style-name="Text_20_body">Linux is a registered trademark of Linus Torvalds.</text:p>
      <text:p text:style-name="Text_20_body">Red Hat and all Red Hat-based trademarks and logos are trademarks or registered trademarks of Red Hat, Inc. in the United States and other countries.</text:p>
      <text:p text:style-name="Text_20_body">SUSE is a registered trademark of SUSE AG.</text:p>
      <text:p text:style-name="Text_20_body">Sun, Sun Microsystems, Solaris, Forte, Java, Java Runtime Edition, JRE, and other Java-related marks and logos are trademarks or registered trademarks of Sun Microsystems, Inc. All SPARC trademarks are used under license and are trademarks or registered trademarks of SPARC </text:p>
      <text:p text:style-name="Text_20_body">International, Inc. in the United States and other countries. Products bearing SPARC trademarks are based upon an architecture developed by Sun Microsystems, Inc.</text:p>
      <text:p text:style-name="Text_20_body">Intel and Pentium are registered trademarks of Intel Corporation in the United States and other countries.</text:p>
      <text:p text:style-name="Text_20_body">Microsoft, Windows, and Visual C++ are registered trademarks of Microsoft Corporation in the United States and other countries.</text:p>
      <text:p text:style-name="Text_20_body">Exolab is a registered trademark of ExoLab Group. </text:p>
      <text:p text:style-name="Text_20_body">IBM, AIX, and developerWorks are registered trademarks of IBM Corporation.</text:p>
      <text:p text:style-name="Text_20_body">W3C is a registered trademark of the World Wide Web Consortium.</text:p>
      <text:p text:style-name="Text_20_body"><text:soft-page-break/>Other company or product names mentioned herein may be trademarks or registered trademarks of their respective owners. Trademark specifications are subject to change without notice. All terms mentioned in this documentation that are known to be trademarks or service marks have been </text:p>
      <text:p text:style-name="Text_20_body">appropriately capitalized to the best of our knowledge; however, GemStone cannot attest to the accuracy of all trademark information. Use of a term in this documentation should not be regarded as affecting the validity of any trademark or service mark.</text:p>
      <text:p text:style-name="P3">GemStone Systems, Inc.</text:p>
      <text:p text:style-name="Text_20_body">1260 NW Waterhouse Avenue, Suite 200</text:p>
      <text:p text:style-name="Text_20_body">Beaverton, OR 97006</text:p>
      <text:h text:style-name="P13" text:outline-level="1">Product Overview</text:h>
      <text:p text:style-name="P5">The DataBrowser allows developers and administrators to connect to a GemFire Enterprise distributed system to browse data using ad-hoc OQL queries. DataBrowser is designed to work with GemFire Enterprise 6.0 or higher. </text:p>
      <text:p text:style-name="P5">DataBrowser v1.1.2 includes fixes for a number of reported issues. These are described later in this document.</text:p>
      <text:p text:style-name="P5">The GemStone tools development team welcomes feedback to improve the DataBrowser. Please report any comments, bugs and suggestions at <text:a xlink:type="simple" xlink:href="http://techsupport.gemstone.com/">http://techsupport.gemstone.com</text:a></text:p>
      <text:p text:style-name="P5"/>
      <text:h text:style-name="P13" text:outline-level="1">Upgrading to Version 1.1.x</text:h>
      <text:p text:style-name="Text_20_body">The requirements for installing and running DataBrowser have not changed in version 1.1.2. Like DataBrowser version 1.0, version 1.1.2 is distributed as a ZIP archive. Extract the contents of the archive to a temporary location and then execute the jar to install the product. </text:p>
      <text:p text:style-name="Text_20_body">You can uninstall the installation of DataBrowser version 1.0 by simply deleting the file system tree in which it is located. </text:p>
      <text:h text:style-name="P13" text:outline-level="1">Product Changes</text:h>
      <text:p text:style-name="Text_20_body">The following reported bugs have been fixed since version 1.0</text:p>
      <text:list xml:id="list37342538" text:style-name="L1">
        <text:list-item>
          <text:p text:style-name="P7">DataBrowser version 1.0 could fail to instantiate custom application types, and subsequently fail to process query results. <text:s/></text:p>
        </text:list-item>
        <text:list-item>
          <text:p text:style-name="P7">NullPointerException when introspecting query results has been fixed. DataBrowser now displays field only if they have corresponding <text:span text:style-name="T3">get</text:span><text:span text:style-name="T4">Field</text:span><text:span text:style-name="T2"> method or if they are public fields which are neither static nor transient.</text:span></text:p>
        </text:list-item>
        <text:list-item>
          <text:p text:style-name="P8">StackOverflowException when introspecting enum types.</text:p>
        </text:list-item>
        <text:list-item>
          <text:p text:style-name="P8">The presence of a cache.xml file in the working directory of the DataBrowser rendered the program unusable. This either led to the DataBrowser reporting that it was unable to connect to the GemFire distributed system and prompting to reattempt with new settings. Sometimes this was preceded by a prolonged state of high CPU load on the machine. DataBrowser does not have its own caches, and hence does not need a cache.xml file. Any cache.xml encountered by the DataBrowser, on its shell's path, is now explicitly ignored. </text:p>
        </text:list-item>
        <text:list-item>
          <text:p text:style-name="P8">Multiple tabs displayed the same result data from a query. </text:p>
        </text:list-item>
        <text:list-item>
          <text:p text:style-name="P8">IntrospectionException while introspecting interface types.</text:p>
        </text:list-item>
        <text:list-item>
          <text:p text:style-name="P8">Limitation on number of application class paths that can be added under <text:span text:style-name="T6">Options &gt; Preferences &gt; Miscellaneous &gt; Add Application Class Classpath</text:span>.</text:p>
        </text:list-item>
        <text:list-item>
          <text:p text:style-name="P8">Changing log level from <text:span text:style-name="T6">Options &gt; Preferences &gt; Miscellaneous &gt; Logging &gt; Logging level <text:s/></text:span>had no effect on Data Browser application logs<text:span text:style-name="T6">.</text:span></text:p>
        </text:list-item>
      </text:list>
      <text:p text:style-name="P6"/>
      <text:p text:style-name="P6">The following requested enhancements have been added.</text:p>
      <text:list xml:id="list37331541" text:style-name="L2">
        <text:list-item>
          <text:p text:style-name="P10"><text:span text:style-name="T2">Queries can now be executed by typing </text:span><text:span text:style-name="T5">Ctrl+Enter</text:span><text:span text:style-name="T2">, in addition to using the toolbar or the context menu. </text:span></text:p>
        </text:list-item>
        <text:list-item>
          <text:p text:style-name="P9">The height of the header of the CQ results pane has been reduc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Times New Roman" style:font-name-asian="Times New Roman" style:font-name-complex="Times New Roman"/>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GemStone Systems, Inc. <text:s text:c="8"/><text:span text:style-name="MT1">▼</text:span> <text:s text:c="8"/>+1-503•533•3000 <text:s text:c="8"/><text:span text:style-name="MT1">▼</text:span> <text:s text:c="7"/><text:a xlink:type="simple" xlink:href="http://www.gemstone.com/">www.gemstone.com</text:a> <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18T15:18:39.89</meta:creation-date>
    <meta:editing-cycles>1</meta:editing-cycles>
    <meta:editing-duration>PT00H00M00S</meta:editing-duration>
    <meta:generator>OpenOffice.org/3.2$Win32 OpenOffice.org_project/320m12$Build-9483</meta:generator>
    <meta:document-statistic meta:table-count="0" meta:image-count="0" meta:object-count="0" meta:page-count="7" meta:paragraph-count="69" meta:word-count="1328" meta:character-count="8851"/>
    <meta:user-defined meta:name="Info 1"/>
    <meta:user-defined meta:name="Info 2"/>
    <meta:user-defined meta:name="Info 3"/>
    <meta:user-defined meta:name="Info 4"/>
  </office:meta>
</office:document-meta>
</file>